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2244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5in" svg:height="3.0902in" svg:x="8.7067in" svg:y="10.3902in">
            <draw:object draw:notify-on-update-of-ranges="Sheet1.A58:Sheet1.A60 Sheet1.B56:Sheet1.B56 Sheet1.B58:Sheet1.B60 Sheet1.C58:Sheet1.C60 Sheet1.C58:Sheet1.C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in" svg:height="3.1in" svg:x="8.739in" svg:y="3.4929in">
            <draw:object draw:notify-on-update-of-ranges="Sheet1.A46:Sheet1.A48 Sheet1.B45:Sheet1.B45 Sheet1.B46:Sheet1.B48 Sheet1.C46:Sheet1.C48 Sheet1.C46:Sheet1.C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5in" svg:height="3.1in" svg:x="8.7713in" svg:y="6.8913in">
            <draw:object draw:notify-on-update-of-ranges="Sheet1.A52:Sheet1.A54 Sheet1.B51:Sheet1.B51 Sheet1.B52:Sheet1.B54 Sheet1.C52:Sheet1.C54 Sheet1.C52:Sheet1.C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5in" svg:height="3.1in" svg:x="14.7992in" svg:y="0.2406in">
            <draw:object draw:notify-on-update-of-ranges="Sheet1.A30:Sheet1.A32 Sheet1.B29:Sheet1.B29 Sheet1.B30:Sheet1.B32 Sheet1.C30:Sheet1.C32 Sheet1.C30:Sheet1.C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5in" svg:height="3.1in" svg:x="8.8146in" svg:y="0in">
            <draw:object draw:notify-on-update-of-ranges="Sheet1.A39:Sheet1.A39 Sheet1.A40:Sheet1.A42 Sheet1.B39:Sheet1.B39 Sheet1.B40:Sheet1.B42 Sheet1.C40:Sheet1.C42 Sheet1.C40:Sheet1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.5in" svg:height="3.1in" svg:x="14.8102in" svg:y="3.5866in">
            <draw:object draw:notify-on-update-of-ranges="Sheet1.A34:Sheet1.A34 Sheet1.A35:Sheet1.A37 Sheet1.B34:Sheet1.B34 Sheet1.B35:Sheet1.B37 Sheet1.C35:Sheet1.C37 Sheet1.C35:Sheet1.C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reduce_Baseline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Baseline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Baseline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reduce_Baseline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64.7645411923747" calcext:value-type="float">
            <text:p>64.7645411924</text:p>
          </table:table-cell>
          <table:table-cell office:value-type="float" office:value="2.20596951412209" calcext:value-type="float">
            <text:p>2.2059695141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41.1514645577892" calcext:value-type="float">
            <text:p>41.1514645578</text:p>
          </table:table-cell>
          <table:table-cell office:value-type="float" office:value="2.09736277332519" calcext:value-type="float">
            <text:p>2.0973627733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51.513397064797" calcext:value-type="float">
            <text:p>51.5133970648</text:p>
          </table:table-cell>
          <table:table-cell office:value-type="float" office:value="1.86731497406171" calcext:value-type="float">
            <text:p>1.867314974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ps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89.8110862904762" calcext:value-type="float">
            <text:p>89.8110862905</text:p>
          </table:table-cell>
          <table:table-cell office:value-type="float" office:value="11.5684800011617" calcext:value-type="float">
            <text:p>11.5684800012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58.041548681501" calcext:value-type="float">
            <text:p>58.0415486815</text:p>
          </table:table-cell>
          <table:table-cell office:value-type="float" office:value="2.06218749381905" calcext:value-type="float">
            <text:p>2.0621874938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65.2422733725218" calcext:value-type="float">
            <text:p>65.2422733725</text:p>
          </table:table-cell>
          <table:table-cell office:value-type="float" office:value="2.41390627718424" calcext:value-type="float">
            <text:p>2.413906277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75.85038772" calcext:value-type="float">
            <text:p>75.85038772</text:p>
          </table:table-cell>
          <table:table-cell office:value-type="float" office:value="0.60404841190552" calcext:value-type="float">
            <text:p>0.6040484119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75.7395640044444" calcext:value-type="float">
            <text:p>75.7395640044</text:p>
          </table:table-cell>
          <table:table-cell office:value-type="float" office:value="0.950127369949351" calcext:value-type="float">
            <text:p>0.9501273699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76.0460186711111" calcext:value-type="float">
            <text:p>76.0460186711</text:p>
          </table:table-cell>
          <table:table-cell office:value-type="float" office:value="0.710278771156648" calcext:value-type="float">
            <text:p>0.7102787712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3.7008515218008" calcext:value-type="float">
            <text:p>23.7008515218</text:p>
          </table:table-cell>
          <table:table-cell office:value-type="float" office:value="0.258371746154285" calcext:value-type="float">
            <text:p>0.258371746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64.9614067095861" calcext:value-type="float">
            <text:p>64.9614067096</text:p>
          </table:table-cell>
          <table:table-cell office:value-type="float" office:value="1.33388575854832" calcext:value-type="float">
            <text:p>1.3338857585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56.4984205898246" calcext:value-type="float">
            <text:p>56.4984205898</text:p>
          </table:table-cell>
          <table:table-cell office:value-type="float" office:value="1.12220646891606" calcext:value-type="float">
            <text:p>1.1222064689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62.5969898139434" calcext:value-type="float">
            <text:p>62.5969898139</text:p>
          </table:table-cell>
          <table:table-cell office:value-type="float" office:value="1.14806212287415" calcext:value-type="float">
            <text:p>1.1480621229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8.3885935969735" calcext:value-type="float">
            <text:p>28.388593597</text:p>
          </table:table-cell>
          <table:table-cell office:value-type="float" office:value="0.684591169432284" calcext:value-type="float">
            <text:p>0.684591169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/m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92.7248458935897" calcext:value-type="float">
            <text:p>92.7248458936</text:p>
          </table:table-cell>
          <table:table-cell office:value-type="float" office:value="3.18028206556506" calcext:value-type="float">
            <text:p>3.1802820656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91.9747078004273" calcext:value-type="float">
            <text:p>91.9747078004</text:p>
          </table:table-cell>
          <table:table-cell office:value-type="float" office:value="2.63154633383303" calcext:value-type="float">
            <text:p>2.6315463338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89.3964232115385" calcext:value-type="float">
            <text:p>89.3964232115</text:p>
          </table:table-cell>
          <table:table-cell office:value-type="float" office:value="3.14042162468724" calcext:value-type="float">
            <text:p>3.1404216247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7.1305352184282" calcext:value-type="float">
            <text:p>27.1305352184</text:p>
          </table:table-cell>
          <table:table-cell office:value-type="float" office:value="0.193610056625433" calcext:value-type="float">
            <text:p>0.19361005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t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56.65508854881" calcext:value-type="float">
            <text:p>156.6550885488</text:p>
          </table:table-cell>
          <table:table-cell office:value-type="float" office:value="4.84230491029695" calcext:value-type="float">
            <text:p>4.8423049103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50.895498522619" calcext:value-type="float">
            <text:p>150.8954985226</text:p>
          </table:table-cell>
          <table:table-cell office:value-type="float" office:value="7.71198075054602" calcext:value-type="float">
            <text:p>7.7119807505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150.713400783333" calcext:value-type="float">
            <text:p>150.7134007833</text:p>
          </table:table-cell>
          <table:table-cell office:value-type="float" office:value="3.3762912324648" calcext:value-type="float">
            <text:p>3.3762912325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8.06903328908986" calcext:value-type="float">
            <text:p>8.0690332891</text:p>
          </table:table-cell>
          <table:table-cell office:value-type="float" office:value="0.0935009851651395" calcext:value-type="float">
            <text:p>0.0935009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01:39:48.482643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02:05:56.626439074</dc:date>
    <dc:creator>Aggelos Biboudis</dc:creator>
    <meta:generator>LibreOffice/4.2.7.2$Linux_X86_64 LibreOffice_project/420$Build-2</meta:generator>
    <meta:editing-duration>P0D</meta:editing-duration>
    <meta:editing-cycles>3</meta:editing-cycles>
    <meta:document-statistic meta:table-count="1" meta:cell-count="1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58:Sheet1.C60" chart:error-lower-range="Sheet1.C58:Sheet1.C6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58:Sheet1.C60" chart:error-lower-range="Sheet1.C58:Sheet1.C6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58:Sheet1.C60" chart:error-lower-range="Sheet1.C58:Sheet1.C60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." xlink:type="simple" chart:class="chart:bar" chart:style-name="ch1">
        <chart:legend chart:legend-position="end" svg:x="12.052cm" svg:y="3.626cm" style:legend-expansion="high" chart:style-name="ch2"/>
        <chart:plot-area chart:style-name="ch3" table:cell-range-address="Sheet1.A58:Sheet1.B60 Sheet1.B56:Sheet1.B56" chart:data-source-has-labels="both" svg:x="1.29cm" svg:y="0.157cm" svg:width="10.483cm" svg:height="7.536cm">
          <chartooo:coordinate-region svg:x="2.097cm" svg:y="0.157cm" svg:width="9.676cm" svg:height="6.889cm"/>
          <chart:axis chart:dimension="x" chart:name="primary-x" chart:style-name="ch4" chartooo:axis-type="auto">
            <chartooo:date-scale/>
            <chart:categories table:cell-range-address="Sheet1.A58:Sheet1.A60"/>
          </chart:axis>
          <chart:axis chart:dimension="y" chart:name="primary-y" chart:style-name="ch5">
            <chart:title svg:x="0.451cm" svg:y="4.723cm" chart:style-name="ch6">
              <text:p>avg ms/op</text:p>
            </chart:title>
            <chart:grid chart:style-name="ch7" chart:class="major"/>
          </chart:axis>
          <chart:series chart:style-name="ch8" chart:values-cell-range-address="Sheet1.B58:Sheet1.B60" chart:label-cell-address="Sheet1.B56:Sheet1.B56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/rdc</text:p>
                <draw:g>
                  <svg:desc>Sheet1.B56:Sheet1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58:Sheet1.A60</svg:desc>
                </draw:g>
              </table:table-cell>
              <table:table-cell office:value-type="float" office:value="156.65508854881">
                <text:p>156.65508854881</text:p>
                <draw:g>
                  <svg:desc>Sheet1.B58:Sheet1.B60</svg:desc>
                </draw:g>
              </table:table-cell>
              <table:table-cell office:value-type="float" office:value="4.84230491029695">
                <text:p>4.84230491029695</text:p>
                <draw:g>
                  <svg:desc>Sheet1.C58:Sheet1.C60</svg:desc>
                </draw:g>
              </table:table-cell>
              <table:table-cell office:value-type="float" office:value="4.84230491029695">
                <text:p>4.84230491029695</text:p>
                <draw:g>
                  <svg:desc>Sheet1.C58:Sheet1.C60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150.895498522619">
                <text:p>150.895498522619</text:p>
              </table:table-cell>
              <table:table-cell office:value-type="float" office:value="7.71198075054602">
                <text:p>7.71198075054602</text:p>
              </table:table-cell>
              <table:table-cell office:value-type="float" office:value="7.71198075054602">
                <text:p>7.71198075054602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150.713400783333">
                <text:p>150.713400783333</text:p>
              </table:table-cell>
              <table:table-cell office:value-type="float" office:value="3.3762912324648">
                <text:p>3.3762912324648</text:p>
              </table:table-cell>
              <table:table-cell office:value-type="float" office:value="3.3762912324648">
                <text:p>3.3762912324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48" chart:error-lower-range="Sheet1.C46:Sheet1.C48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46:Sheet1.C48" chart:error-lower-range="Sheet1.C46:Sheet1.C48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46:Sheet1.C48" chart:error-lower-range="Sheet1.C46:Sheet1.C48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528cm" svg:y="3.638cm" style:legend-expansion="high" chart:style-name="ch2"/>
        <chart:plot-area chart:style-name="ch3" table:cell-range-address="Sheet1.A45:Sheet1.B48" chart:data-source-has-labels="both" svg:x="1.29cm" svg:y="0.157cm" svg:width="10.959cm" svg:height="7.561cm">
          <chartooo:coordinate-region svg:x="2.097cm" svg:y="0.356cm" svg:width="10.152cm" svg:height="6.715cm"/>
          <chart:axis chart:dimension="x" chart:name="primary-x" chart:style-name="ch4" chartooo:axis-type="auto">
            <chartooo:date-scale/>
            <chart:categories table:cell-range-address="Sheet1.A46:Sheet1.A48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46:Sheet1.B48" chart:label-cell-address="Sheet1.B45:Sheet1.B45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/rdc</text:p>
                <draw:g>
                  <svg:desc>Sheet1.B45:Sheet1.B4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46:Sheet1.A48</svg:desc>
                </draw:g>
              </table:table-cell>
              <table:table-cell office:value-type="float" office:value="64.9614067095861">
                <text:p>64.9614067095861</text:p>
                <draw:g>
                  <svg:desc>Sheet1.B46:Sheet1.B48</svg:desc>
                </draw:g>
              </table:table-cell>
              <table:table-cell office:value-type="float" office:value="1.33388575854832">
                <text:p>1.33388575854832</text:p>
                <draw:g>
                  <svg:desc>Sheet1.C46:Sheet1.C48</svg:desc>
                </draw:g>
              </table:table-cell>
              <table:table-cell office:value-type="float" office:value="1.33388575854832">
                <text:p>1.33388575854832</text:p>
                <draw:g>
                  <svg:desc>Sheet1.C46:Sheet1.C48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56.4984205898246">
                <text:p>56.4984205898246</text:p>
              </table:table-cell>
              <table:table-cell office:value-type="float" office:value="1.12220646891606">
                <text:p>1.12220646891606</text:p>
              </table:table-cell>
              <table:table-cell office:value-type="float" office:value="1.12220646891606">
                <text:p>1.12220646891606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62.5969898139434">
                <text:p>62.5969898139434</text:p>
              </table:table-cell>
              <table:table-cell office:value-type="float" office:value="1.14806212287415">
                <text:p>1.14806212287415</text:p>
              </table:table-cell>
              <table:table-cell office:value-type="float" office:value="1.14806212287415">
                <text:p>1.14806212287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52:Sheet1.C54" chart:error-lower-range="Sheet1.C52:Sheet1.C5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52:Sheet1.C54" chart:error-lower-range="Sheet1.C52:Sheet1.C5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52:Sheet1.C54" chart:error-lower-range="Sheet1.C52:Sheet1.C54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131cm" svg:y="3.638cm" style:legend-expansion="high" chart:style-name="ch2"/>
        <chart:plot-area chart:style-name="ch3" table:cell-range-address="Sheet1.A51:Sheet1.B54" chart:data-source-has-labels="both" svg:x="1.29cm" svg:y="0.157cm" svg:width="10.562cm" svg:height="7.561cm">
          <chartooo:coordinate-region svg:x="2.097cm" svg:y="0.356cm" svg:width="9.755cm" svg:height="6.715cm"/>
          <chart:axis chart:dimension="x" chart:name="primary-x" chart:style-name="ch4" chartooo:axis-type="auto">
            <chartooo:date-scale/>
            <chart:categories table:cell-range-address="Sheet1.A52:Sheet1.A54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52:Sheet1.B54" chart:label-cell-address="Sheet1.B51:Sheet1.B5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/m/rdc</text:p>
                <draw:g>
                  <svg:desc>Sheet1.B51:Sheet1.B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52:Sheet1.A54</svg:desc>
                </draw:g>
              </table:table-cell>
              <table:table-cell office:value-type="float" office:value="92.7248458935897">
                <text:p>92.7248458935897</text:p>
                <draw:g>
                  <svg:desc>Sheet1.B52:Sheet1.B54</svg:desc>
                </draw:g>
              </table:table-cell>
              <table:table-cell office:value-type="float" office:value="3.18028206556506">
                <text:p>3.18028206556506</text:p>
                <draw:g>
                  <svg:desc>Sheet1.C52:Sheet1.C54</svg:desc>
                </draw:g>
              </table:table-cell>
              <table:table-cell office:value-type="float" office:value="3.18028206556506">
                <text:p>3.18028206556506</text:p>
                <draw:g>
                  <svg:desc>Sheet1.C52:Sheet1.C54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91.9747078004273">
                <text:p>91.9747078004273</text:p>
              </table:table-cell>
              <table:table-cell office:value-type="float" office:value="2.63154633383303">
                <text:p>2.63154633383303</text:p>
              </table:table-cell>
              <table:table-cell office:value-type="float" office:value="2.63154633383303">
                <text:p>2.63154633383303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89.3964232115385">
                <text:p>89.3964232115385</text:p>
              </table:table-cell>
              <table:table-cell office:value-type="float" office:value="3.14042162468724">
                <text:p>3.14042162468724</text:p>
              </table:table-cell>
              <table:table-cell office:value-type="float" office:value="3.14042162468724">
                <text:p>3.14042162468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30:Sheet1.C32" chart:error-lower-range="Sheet1.C30:Sheet1.C3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30:Sheet1.C32" chart:error-lower-range="Sheet1.C30:Sheet1.C3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0:Sheet1.C32" chart:error-lower-range="Sheet1.C30:Sheet1.C32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369cm" svg:y="3.638cm" style:legend-expansion="high" chart:style-name="ch2"/>
        <chart:plot-area chart:style-name="ch3" table:cell-range-address="Sheet1.A29:Sheet1.B32" chart:data-source-has-labels="both" svg:x="1.29cm" svg:y="0.157cm" svg:width="10.8cm" svg:height="7.561cm">
          <chartooo:coordinate-region svg:x="2.097cm" svg:y="0.356cm" svg:width="9.993cm" svg:height="6.715cm"/>
          <chart:axis chart:dimension="x" chart:name="primary-x" chart:style-name="ch4" chartooo:axis-type="auto">
            <chartooo:date-scale/>
            <chart:categories table:cell-range-address="Sheet1.A30:Sheet1.A32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30:Sheet1.B32" chart:label-cell-address="Sheet1.B29:Sheet1.B29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</text:p>
                <draw:g>
                  <svg:desc>Sheet1.B29:Sheet1.B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tFused</text:p>
                <draw:g>
                  <svg:desc>Sheet1.A30:Sheet1.A32</svg:desc>
                </draw:g>
              </table:table-cell>
              <table:table-cell office:value-type="float" office:value="64.7645411923747">
                <text:p>64.7645411923747</text:p>
                <draw:g>
                  <svg:desc>Sheet1.B30:Sheet1.B32</svg:desc>
                </draw:g>
              </table:table-cell>
              <table:table-cell office:value-type="float" office:value="2.20596951412209">
                <text:p>2.20596951412209</text:p>
                <draw:g>
                  <svg:desc>Sheet1.C30:Sheet1.C32</svg:desc>
                </draw:g>
              </table:table-cell>
              <table:table-cell office:value-type="float" office:value="2.20596951412209">
                <text:p>2.20596951412209</text:p>
                <draw:g>
                  <svg:desc>Sheet1.C30:Sheet1.C32</svg:desc>
                </draw:g>
              </table:table-cell>
            </table:table-row>
            <table:table-row>
              <table:table-cell office:value-type="string">
                <text:p>Fused</text:p>
              </table:table-cell>
              <table:table-cell office:value-type="float" office:value="41.1514645577892">
                <text:p>41.1514645577892</text:p>
              </table:table-cell>
              <table:table-cell office:value-type="float" office:value="2.09736277332519">
                <text:p>2.09736277332519</text:p>
              </table:table-cell>
              <table:table-cell office:value-type="float" office:value="2.09736277332519">
                <text:p>2.09736277332519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51.513397064797">
                <text:p>51.513397064797</text:p>
              </table:table-cell>
              <table:table-cell office:value-type="float" office:value="1.86731497406171">
                <text:p>1.86731497406171</text:p>
              </table:table-cell>
              <table:table-cell office:value-type="float" office:value="1.86731497406171">
                <text:p>1.86731497406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35:Sheet1.C37" chart:error-lower-range="Sheet1.C35:Sheet1.C3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35:Sheet1.C37" chart:error-lower-range="Sheet1.C35:Sheet1.C37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5:Sheet1.C37" chart:error-lower-range="Sheet1.C35:Sheet1.C37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369cm" svg:y="3.638cm" style:legend-expansion="high" chart:style-name="ch2"/>
        <chart:plot-area chart:style-name="ch3" table:cell-range-address="Sheet1.A34:Sheet1.B37" chart:data-source-has-labels="both" svg:x="1.29cm" svg:y="0.157cm" svg:width="10.8cm" svg:height="7.561cm">
          <chartooo:coordinate-region svg:x="2.097cm" svg:y="0.157cm" svg:width="9.993cm" svg:height="6.914cm"/>
          <chart:axis chart:dimension="x" chart:name="primary-x" chart:style-name="ch4" chartooo:axis-type="auto">
            <chartooo:date-scale/>
            <chart:categories table:cell-range-address="Sheet1.A35:Sheet1.A37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35:Sheet1.B37" chart:label-cell-address="Sheet1.B34:Sheet1.B34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s</text:p>
                <draw:g>
                  <svg:desc>Sheet1.B34:Sheet1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tFused</text:p>
                <draw:g>
                  <svg:desc>Sheet1.A35:Sheet1.A37</svg:desc>
                </draw:g>
              </table:table-cell>
              <table:table-cell office:value-type="float" office:value="89.8110862904762">
                <text:p>89.8110862904762</text:p>
                <draw:g>
                  <svg:desc>Sheet1.B35:Sheet1.B37</svg:desc>
                </draw:g>
              </table:table-cell>
              <table:table-cell office:value-type="float" office:value="11.5684800011617">
                <text:p>11.5684800011617</text:p>
                <draw:g>
                  <svg:desc>Sheet1.C35:Sheet1.C37</svg:desc>
                </draw:g>
              </table:table-cell>
              <table:table-cell office:value-type="float" office:value="11.5684800011617">
                <text:p>11.5684800011617</text:p>
                <draw:g>
                  <svg:desc>Sheet1.C35:Sheet1.C37</svg:desc>
                </draw:g>
              </table:table-cell>
            </table:table-row>
            <table:table-row>
              <table:table-cell office:value-type="string">
                <text:p>Fused</text:p>
              </table:table-cell>
              <table:table-cell office:value-type="float" office:value="58.041548681501">
                <text:p>58.041548681501</text:p>
              </table:table-cell>
              <table:table-cell office:value-type="float" office:value="2.06218749381905">
                <text:p>2.06218749381905</text:p>
              </table:table-cell>
              <table:table-cell office:value-type="float" office:value="2.06218749381905">
                <text:p>2.06218749381905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65.2422733725218">
                <text:p>65.2422733725218</text:p>
              </table:table-cell>
              <table:table-cell office:value-type="float" office:value="2.41390627718424">
                <text:p>2.41390627718424</text:p>
              </table:table-cell>
              <table:table-cell office:value-type="float" office:value="2.41390627718424">
                <text:p>2.413906277184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Sheet1.C40:Sheet1.C42" chart:error-lower-range="Sheet1.C40:Sheet1.C4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40:Sheet1.C42" chart:error-lower-range="Sheet1.C40:Sheet1.C4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40:Sheet1.C42" chart:error-lower-range="Sheet1.C40:Sheet1.C42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74cm" svg:y="3.638cm" style:legend-expansion="high" chart:style-name="ch2"/>
        <chart:plot-area chart:style-name="ch3" table:cell-range-address="Sheet1.A39:Sheet1.B42" chart:data-source-has-labels="both" svg:x="1.098cm" svg:y="0.156cm" svg:width="11.143cm" svg:height="7.727cm">
          <chartooo:coordinate-region svg:x="1.905cm" svg:y="0.355cm" svg:width="10.336cm" svg:height="6.881cm"/>
          <chart:axis chart:dimension="x" chart:name="primary-x" chart:style-name="ch4" chartooo:axis-type="auto">
            <chartooo:date-scale/>
            <chart:categories table:cell-range-address="Sheet1.A40:Sheet1.A42"/>
          </chart:axis>
          <chart:axis chart:dimension="y" chart:name="primary-y" chart:style-name="ch5">
            <chart:title svg:x="0.259cm" svg:y="4.817cm" chart:style-name="ch6">
              <text:p>acg ms/op</text:p>
            </chart:title>
            <chart:grid chart:style-name="ch7" chart:class="major"/>
          </chart:axis>
          <chart:series chart:style-name="ch8" chart:values-cell-range-address="Sheet1.B40:Sheet1.B42" chart:label-cell-address="Sheet1.B39:Sheet1.B39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c</text:p>
                <draw:g>
                  <svg:desc>Sheet1.B39:Sheet1.B3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40:Sheet1.A42</svg:desc>
                </draw:g>
              </table:table-cell>
              <table:table-cell office:value-type="float" office:value="75.85038772">
                <text:p>75.85038772</text:p>
                <draw:g>
                  <svg:desc>Sheet1.B40:Sheet1.B42</svg:desc>
                </draw:g>
              </table:table-cell>
              <table:table-cell office:value-type="float" office:value="0.60404841190552">
                <text:p>0.60404841190552</text:p>
                <draw:g>
                  <svg:desc>Sheet1.C40:Sheet1.C42</svg:desc>
                </draw:g>
              </table:table-cell>
              <table:table-cell office:value-type="float" office:value="0.60404841190552">
                <text:p>0.60404841190552</text:p>
                <draw:g>
                  <svg:desc>Sheet1.C40:Sheet1.C42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75.7395640044444">
                <text:p>75.7395640044444</text:p>
              </table:table-cell>
              <table:table-cell office:value-type="float" office:value="0.950127369949351">
                <text:p>0.950127369949351</text:p>
              </table:table-cell>
              <table:table-cell office:value-type="float" office:value="0.950127369949351">
                <text:p>0.950127369949351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76.0460186711111">
                <text:p>76.0460186711111</text:p>
              </table:table-cell>
              <table:table-cell office:value-type="float" office:value="0.710278771156648">
                <text:p>0.710278771156648</text:p>
              </table:table-cell>
              <table:table-cell office:value-type="float" office:value="0.710278771156648">
                <text:p>0.7102787711566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